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ndalus" fo:font-size="24pt" fo:font-weight="normal"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fo:break-before="page"/>
      <style:text-properties style:font-name="Andalu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12"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break-before="page"/>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size="36pt" style:font-size-asian="36pt" style:font-size-complex="36pt"/>
    </style:style>
    <style:style style:name="T4" style:family="text">
      <style:text-properties fo:font-size="18pt" style:font-size-asian="18pt" style:font-size-complex="18pt"/>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Andalus" fo:font-size="14pt" fo:font-weight="normal" style:font-size-asian="14pt" style:font-weight-asian="normal" style:font-size-complex="14pt" style:font-weight-complex="normal"/>
    </style:style>
    <style:style style:name="T7" style:family="text">
      <style:text-properties style:font-name="Andalus" fo:font-size="14pt" style:font-size-asian="14pt" style:font-size-complex="14pt"/>
    </style:style>
    <style:style style:name="T8" style:family="text">
      <style:text-properties style:font-name="Andalus" fo:font-size="14pt" style:text-underline-style="none" fo:font-weight="bold" style:font-size-asian="14pt" style:font-weight-asian="bold" style:font-size-complex="14pt" style:font-weight-complex="bold"/>
    </style:style>
    <style:style style:name="T9" style:family="text">
      <style:text-properties style:font-name="Andalus" fo:font-size="14pt" style:text-underline-style="none" fo:font-weight="normal" style:font-size-asian="14pt" style:font-weight-asian="normal" style:font-size-complex="14pt" style:font-weight-complex="normal"/>
    </style:style>
    <style:style style:name="T10" style:family="text">
      <style:text-properties style:font-name="Andalus" fo:font-size="22pt" style:text-underline-style="none" fo:font-weight="bold" style:font-size-asian="22pt" style:font-weight-asian="bold" style:font-size-complex="2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7"/>
      <text:p text:style-name="P7"><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7"/>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7"/>
      <text:p text:style-name="P7"><text:tab/>To his surprise and unsurprise he found a Red-T-shirted figure which appeared to be around the same age as him. Guessing by the ponytail he suspected that the figure was a girl. </text:p>
      <text:p text:style-name="P7"/>
      <text:p text:style-name="P7"><text:tab/>He prodded her with his finger, trying to wake her up.</text:p>
      <text:p text:style-name="P7"/>
      <text:p text:style-name="P7"><text:tab/>She moaned.</text:p>
      <text:p text:style-name="P7"/>
      <text:p text:style-name="P7"><text:tab/>“At least she is not dead,” he thought.</text:p>
      <text:p text:style-name="P7"/>
      <text:p text:style-name="P7"><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7"><text:tab/></text:p>
      <text:p text:style-name="P7"><text:tab/>And that was the thing – he didn't know where on earth he was!! Of course – if he still was on earth. As far as he could tell there was trees and grass but that described almost any place outside of a large city.</text:p>
      <text:p text:style-name="P7"/>
      <text:p text:style-name="P7"><text:tab/>“There are a lot of trees,” he noted. He didn't think his observations would help much.</text:p>
      <text:p text:style-name="P7"/>
      <text:p text:style-name="P7"><text:tab/>He looked back at the sky.</text:p>
      <text:p text:style-name="P7"><text:tab/></text:p>
      <text:p text:style-name="P7"><text:tab/>“There are two suns!” he noted his thoughts came out in a jumbled mess, “Maybe it is like Star Wars and I have landed on a planet with twin suns!”</text:p>
      <text:p text:style-name="P7"/>
      <text:p text:style-name="P7"><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7"/>
      <text:p text:style-name="P7"><text:tab/>He wondered if he should ask someone where and who he was but then realized that the girl was still asleep and as far as he could see there were no other living things near him. </text:p>
      <text:p text:style-name="P8">He rolled over on his side so he was closer to her.</text:p>
      <text:p text:style-name="P8"/>
      <text:p text:style-name="P7"><text:tab/>“Wake up!” he whispered in her ear, “Wake up! I have a question to ask you!”</text:p>
      <text:p text:style-name="P7"/>
      <text:p text:style-name="P8">The girl groaned.</text:p>
      <text:p text:style-name="P8"/>
      <text:p text:style-name="P7"><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7"/>
      <text:p text:style-name="P7"><text:tab/>He scanned the nearby trees to see if there were by any chance any other people around. He stared and stared until he thought he saw someone rustle <text:s/>some tree branches. </text:p>
      <text:p text:style-name="P7"/>
      <text:p text:style-name="P7"><text:tab/>“Hello?” he called out or at least he meant to call out but the pain in his chest made it sound like “Erch.”</text:p>
      <text:p text:style-name="P7"/>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7"/>
      <text:p text:style-name="P7"><text:tab/>He must have fallen asleep for the next thing he knew he was being prodded awake.</text:p>
      <text:p text:style-name="P7"><text:tab/>“Huh?” he asked stupidly.</text:p>
      <text:p text:style-name="P7"><text:tab/>“Come on! Get up! You stupid dumb-head! We got to move!” urged a female voice or that is at least what he thought she said. For all he knew she could have said “Potato salad is yummy!”</text:p>
      <text:p text:style-name="P7"/>
      <text:p text:style-name="P7"><text:tab/>He cracked open his eyes to see a girl leaning over him prodding him with a stick. </text:p>
      <text:p text:style-name="P7"/>
      <text:p text:style-name="P7"><text:tab/>“Hi there,” he said weakly. “Do you by any chance know where we are?”</text:p>
      <text:p text:style-name="P7"/>
      <text:p text:style-name="P7"><text:tab/>“Um … no,” she said, “But I do know that we have to get out of here. I don't like the feeling of this place.”</text:p>
      <text:p text:style-name="P7"/>
      <text:p text:style-name="P7"><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7"/>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7"/>
      <text:p text:style-name="P7"><text:tab/>“Get up!” she urged. </text:p>
      <text:p text:style-name="P7"/>
      <text:p text:style-name="P7"><text:tab/>“I can't” he gasped. </text:p>
      <text:p text:style-name="P7"><text:tab/>The girl threw her hands up in the air. </text:p>
      <text:p text:style-name="P7"><text:tab/>“Do you value your <text:s/>life?” she asked.</text:p>
      <text:p text:style-name="P7"><text:tab/>He gasped unable to answer. </text:p>
      <text:p text:style-name="P7"><text:tab/>“Well … since it's my duty,” she started trying to drag him off into the trees. Right at that moment hoof beats sounded closer.</text:p>
      <text:p text:style-name="P7"><text:tab/>“Oh crap,” she said and sprinted into the nearby trees.</text:p>
      <text:p text:style-name="P7"/>
      <text:p text:style-name="P7"><text:tab/>He gazed after her feeling a sense of loss. Had he done something wrong? Why was she so afraid pf whatever was in the trees? He would find out the answers to those questions soon.</text:p>
      <text:p text:style-name="P7">He noticed that she had left behind she had left behind something – a necklace.</text:p>
      <text:p text:style-name="P7"><text:tab/>“Hey!” he called after her, “You left behind your …”</text:p>
      <text:p text:style-name="P7"/>
      <text:p text:style-name="P7"><text:tab/>He suddenly became aware of riders staring at him menacingly.</text:p>
      <text:p text:style-name="P7"><text:tab/>“Oh no,” he finished.</text:p>
      <text:p text:style-name="P7"/>
      <text:p text:style-name="P7"><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7"/>
      <text:p text:style-name="P7"><text:tab/>“What is your name, boy?” barked the lead rider.</text:p>
      <text:p text:style-name="P7"><text:tab/>He shuddered. The c]voice sounded like metal grating on metal. </text:p>
      <text:p text:style-name="P7"><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7"><text:tab/>Eman looked up at the menacing riders in bewilderment. “Lord Slavnoth,” he thought, “I never thought there would be a Lord.”</text:p>
      <text:p text:style-name="P7"><text:tab/>“What?” he asked.</text:p>
      <text:p text:style-name="P7"><text:tab/>The rider did something close to rolling his eyes.</text:p>
      <text:p text:style-name="P7"><text:tab/>“You disgrace Lord Slavnoth by not knowing who he is!” exclaimed the lead rider.</text:p>
      <text:p text:style-name="P7"><text:tab/>“Disgrace?” asked Eman.</text:p>
      <text:p text:style-name="P7"><text:tab/>“Yes! Disgrace! Now get up you lousy lump of turnip!” snapped the rider. </text:p>
      <text:p text:style-name="P7"><text:tab/>Eman attempted to push himself off the ground <text:s/>but only succeeded in lying there stupidly. He felt very much like turnip.</text:p>
      <text:p text:style-name="P7"><text:tab/>“I –, ”he started.</text:p>
      <text:p text:style-name="P7"><text:tab/>“Get up!” commanded the rider.</text:p>
      <text:p text:style-name="P7"><text:tab/>Eman moaned. (He seemed to be doing a lot of moaning today)</text:p>
      <text:p text:style-name="P7"><text:tab/>The rider threw up his hands in disgust.</text:p>
      <text:p text:style-name="P7"><text:tab/>“Ugh! You outlanders!” he exclaimed and hopped off his horse, “No matter. Lord Slavnoth will straighten you out.”</text:p>
      <text:p text:style-name="P7"><text:tab/>Eman blinked back surprise. All this reference to things he didn't understand was confusing. </text:p>
      <text:p text:style-name="P7"/>
      <text:p text:style-name="P7"><text:tab/>He didn't like being confused it made him feel stupid.</text:p>
      <text:p text:style-name="P7"><text:tab/>“Where am I?” he asked, (Eman was asking this question a lot)</text:p>
      <text:p text:style-name="P7"><text:tab/>The rider “rolled” his eyes again. </text:p>
      <text:p text:style-name="P7"><text:tab/>“Damara,” he said, “Geez! Most trespassers are at least a bit smarter than this.” </text:p>
      <text:p text:style-name="P7"><text:tab/>Eman groaned (yes, again). He was in a forest, in a place called Damara which was ruled by someone called Lord Slavnoth. At least he wasn't completely clueless now.</text:p>
      <text:p text:style-name="P7">He tried to get again but was only rewarded with a sharp <text:s/>pain in his stomach, winding him.</text:p>
      <text:p text:style-name="P7"><text:tab/>“Get up!” demanded the rider.</text:p>
      <text:p text:style-name="P7"><text:tab/>The rider kicked him in the stomach, winding him.</text:p>
      <text:p text:style-name="P7"><text:soft-page-break/><text:tab/>“I … can't …,” he panted.</text:p>
      <text:p text:style-name="P7"><text:tab/>He couldn't get air into his lungs, he was in too much pain. He desperately tried to suck in air but couldn't manage it. The world spun and his vision became clouded.</text:p>
      <text:p text:style-name="P7"><text:tab/>“Oh brother,” said the rider. “He's passing out.” </text:p>
      <text:p text:style-name="P7"><text:tab/>He reached down and propped Eman up right. Then clapped him on the back sending a jolt of pain through his body.</text:p>
      <text:p text:style-name="P7"><text:tab/>“Come on, don't pass out. You'll get me killed,” snarled the rider unkindly.</text:p>
      <text:p text:style-name="P7"><text:tab/>Eman felt the pain in his chest subsiding slightly. He felt wonderful air seep through his lungs. He gasped and panted.</text:p>
      <text:p text:style-name="P7"><text:tab/>Unfortunately before he could even recover, he was thrown onto the back of a horse and strapped down tightly .</text:p>
      <text:p text:style-name="P7"><text:tab/>“Hey!” complained Eman.</text:p>
      <text:p text:style-name="P7"><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7"><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7"><text:tab/>“What's this?”</text:p>
      <text:p text:style-name="P7"><text:tab/>The rider replied, “This is Eman. He was intruding on your territory, Your Lordship.”</text:p>
      <text:p text:style-name="P7"><text:tab/>The Lord grumbled to himself.</text:p>
      <text:p text:style-name="P7"><text:tab/>“I don't like intruders,” he boomed. “Is he a villager?”</text:p>
      <text:p text:style-name="P7"><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7"><text:tab/>“Hmm …,” said Lord Slavnoth thoughtfully. Then he boomed, “Throw him into the dungeons!”</text:p>
      <text:p text:style-name="P7"><text:tab/>“Dungeons?” thought Eman. “Is that like jail?”</text:p>
      <text:p text:style-name="P7"><text:tab/>Where he had come from, there were no dungeons or Lords. He wished he could go home – wherever home was.</text:p>
      <text:p text:style-name="P9">Chapter 2 : Lost</text:p>
      <text:p text:style-name="P5"/>
      <text:p text:style-name="P2">Stuck</text:p>
      <text:p text:style-name="P2">She was stuck.</text:p>
      <text:p text:style-name="P4"/>
      <text:p text:style-name="P7"><text:tab/>There were trees and trees and more trees, and the horrible thing was – they all looked the same. She had taken classes on nature, on archery, on horseback riding, and a little on fencing, but nothing was even close to what she was experiencing now.</text:p>
      <text:p text:style-name="P7"><text:tab/>A vast forest surrounded her, the tall branches of the trees swaying from side to side. Identical leaves rustled in the wind and twin bark scratched across her palm. Even worse, she couldn't identify the trees. They were all foreign and identical. </text:p>
      <text:p text:style-name="P7"><text:tab/>“I'm dreaming,” she concluded. “This doesn't make any sense. I must be dreaming.”</text:p>
      <text:p text:style-name="P7"><text:tab/>She bit her tongue.</text:p>
      <text:p text:style-name="P7"><text:tab/>Ow!</text:p>
      <text:p text:style-name="P7"><text:tab/>She was definitely not dreaming.</text:p>
      <text:p text:style-name="P7"><text:tab/>“Where am I?” she murmured thoughtfully to herself.</text:p>
      <text:p text:style-name="P7"><text:tab/>“Am I? Am I?” echoed the trees.</text:p>
      <text:p text:style-name="P7"><text:tab/>She swirled around.</text:p>
      <text:p text:style-name="P7"><text:tab/>“OK, that's a bit creepy,” she thought.</text:p>
      <text:p text:style-name="P7"><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7"><text:tab/>She looked up at the sky, searching for a UFO or something that would make this place stranger. But, to her disappointment, all she saw were the leaves and leaves and <text:soft-page-break/>more leaves. She sighed.</text:p>
      <text:p text:style-name="P7"><text:tab/>“So this is what it's like to be lost in a forest,” she thought. “Never thought there would be this many trees. I expected there would be at least a few bird songs or at least one woodpecker pecking away at a tree.”</text:p>
      <text:p text:style-name="P7"><text:tab/>As far as she could tell, she was the only person in this forest. That scared her. She didn't want to be lost in a forest. Getting lost was never any fun for her.</text:p>
      <text:p text:style-name="P7"><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7"><text:tab/>“Oh, my gosh,” she muttered.</text:p>
      <text:p text:style-name="P7"><text:tab/>“Gosh,” taunted the trees.</text:p>
      <text:p text:style-name="P7"><text:tab/>She glared at the trees. She just wished the trees would shut-up and leave her alone. She didn't need to be scared out of her wits on her first day in the forest. She was hungry and scared, and some comfort might have helped.</text:p>
      <text:p text:style-name="P7"><text:tab/>“Help!” she called hoping someone would hear. “Is help near?”</text:p>
      <text:p text:style-name="P7"><text:tab/>She realized in afterthought that if no one else had been there, it would have done her no good.</text:p>
      <text:p text:style-name="P7"><text:tab/>“Help near. Help near,” echoed the trees.</text:p>
      <text:p text:style-name="P7"><text:tab/>Even though she was still a bit creeped out by the trees, she relaxed. She didn't think she was that helpless anymore. Somehow, when you are alone, talking trees seemed like more of a possibility.</text:p>
      <text:p text:style-name="P7"><text:tab/>Well, she wasn't entirely alone. There was that boy who had been lying next to her, but she didn't think much of him. He couldn't even get off the ground! She thought that was kind of pathetic.</text:p>
      <text:p text:style-name="P7"><text:tab/>“At least I was able to stand up and make a run for it,” she thought. “I have more courage than that jackass.”</text:p>
      <text:p text:style-name="P7"><text:tab/>But she couldn't help but fell sorry for him. Something really terrible must have happened to him. He was probably in a horrible situation right now with whoever was riding those horses, not like her situation was particularly nice.</text:p>
      <text:p text:style-name="P7"><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7"><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7"><text:tab/>She cowered down preparing for a blow or a sharp command. Instead she heard:</text:p>
      <text:p text:style-name="P7"><text:tab/>“Hello? Are you alright?”</text:p>
      <text:p text:style-name="P7"><text:tab/>The trees echoed his words. She lifted her head slowly to see a young man standing over her.</text:p>
      <text:p text:style-name="P7"><text:tab/>“I'm fine,” she murmured, slowly getting to her feet.</text:p>
      <text:p text:style-name="P7"><text:tab/>“Fine, fine,” the trees echoed.</text:p>
      <text:p text:style-name="P7"><text:tab/>She smiled briefly trying to seem friendly.</text:p>
      <text:p text:style-name="P7"><text:tab/>“Good,” he whispered. “I've got to get you out here.”</text:p>
      <text:p text:style-name="P7"><text:tab/>She opened her mouth to speak again, but the young man clamped a hand over her mouth. He stared at her clearly saying, “Don't speak!”</text:p>
      <text:p text:style-name="P7"><text:tab/>She glared at him.</text:p>
      <text:p text:style-name="P7"><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7"><text:tab/>So far, she was disliking this place.</text:p>
      <text:p text:style-name="P7"><text:tab/></text:p>
      <text:p text:style-name="P7"><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7"><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7"><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7"><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7"/>
      <text:p text:style-name="P7"><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7"><text:tab/>“Why do they hate me?” she asked the young man.</text:p>
      <text:p text:style-name="P7"><text:tab/>The young man laughed.</text:p>
      <text:p text:style-name="P7"><text:soft-page-break/><text:tab/>“They don't hate you. They just don't know you,” he reassured her.</text:p>
      <text:p text:style-name="P7"><text:tab/>When she gave him a puzzled look, he said,</text:p>
      <text:p text:style-name="P7"><text:tab/>“I'll explain it to you as soon as we get home.”</text:p>
      <text:p text:style-name="P7"><text:tab/>“Explain what?” she thought. “The fact that everyone in this village hates me?”</text:p>
      <text:p text:style-name="P7"><text:tab/>She remembered back in Minneapolis, people at least acknowledged her existence. Even the people she didn't know smiled and waved, when they crossed paths. Nobody was too stuck up to say hello.</text:p>
      <text:p text:style-name="P7"><text:tab/>“People must be very stuck up here,” she thought. “I wonder how they got to be such snobs.”</text:p>
      <text:p text:style-name="P7"><text:tab/>She considered her teachers snots especially her Language Arts teacher. So it wasn't a shock that she considered the villages to be snots. Then another thought occurred to her.</text:p>
      <text:p text:style-name="P7"><text:tab/>“What am I doing here?” she wondered. “Why aren't I back home doing my homework?”</text:p>
      <text:p text:style-name="P7"><text:tab/>Right now she hated this world of snots so much that she preferred her homework and she normally hated homework above all else.</text:p>
      <text:p text:style-name="P7"><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7"><text:tab/>“Never ridden a horse so fast before?” he asked.</text:p>
      <text:p text:style-name="P7"><text:tab/>She glared at him. She hated it when people mocked her when she was in pain.</text:p>
      <text:p text:style-name="P7"><text:tab/>“Yes,” she growled. She pushed herself up with her hands and in the process, purposefully tripping him onto the ground.</text:p>
      <text:p text:style-name="P7"><text:tab/>“Hey!” he said, his voice muffled into the dirt. “Is this all the thanks I get for saving you?”</text:p>
      <text:p text:style-name="P7"><text:tab/>She rolled her eyes.</text:p>
      <text:p text:style-name="P7"><text:tab/>“I just met you. I don't know your name and you just kidnapped me...” She looked around at her surroundings, and said.</text:p>
      <text:p text:style-name="P7"><text:tab/>“And you took me to a shack. Who exactly do you think I am?”</text:p>
      <text:p text:style-name="P7"><text:soft-page-break/><text:tab/>She kicked him for good measure. He held up his hands.</text:p>
      <text:p text:style-name="P7"><text:tab/>“I know I haven't told you as much as I should have, but I will explain,” he started. “My name is Maran and I did not kidnap you. I rescued you from the Forest of Echoes and Lord Slavnoth.”</text:p>
      <text:p text:style-name="P7"><text:tab/>She stared at him blankly absorbing the information.</text:p>
      <text:p text:style-name="P7"><text:tab/>“He does not look like a Maran,” she thought.</text:p>
      <text:p text:style-name="P7"><text:tab/>“And besides, the Revar Palace is not a shack,” he retorted.</text:p>
      <text:p text:style-name="P7"><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7"><text:tab/>“Fine,” she said. “Maybe it is a large house.”</text:p>
      <text:p text:style-name="P7"><text:tab/>He looked as if he was going to smack her.</text:p>
      <text:p text:style-name="P7"><text:tab/>“The Revar Palace is an architectural wonder not a large house,” he said very offended.</text:p>
      <text:p text:style-name="P7"><text:tab/>She rolled her eyes.</text:p>
      <text:p text:style-name="P7"><text:tab/>“Architectural wonder. Architectural wonder,” she thought to herself. She was starting to dislike this guy.</text:p>
      <text:p text:style-name="P7"><text:tab/>As they came in though the gates, some guards stopped them.</text:p>
      <text:p text:style-name="P7"><text:tab/>“Who goes there?” they asked. Their helmets and armor reminded her of the Renaissance Festival.</text:p>
      <text:p text:style-name="P7"><text:tab/>“Maybe this is some weird Renaissance Festival!” she exclaimed to herself, excited at her new explanation of this strange place. Of course, it didn't explain the villagers one little bit.</text:p>
      <text:p text:style-name="P7"><text:tab/>“Maran of Nora,” called out the young man.</text:p>
      <text:p text:style-name="P7"><text:tab/>“Um...,” she said.</text:p>
      <text:p text:style-name="P7"><text:tab/>“Just call out your name,” he said.</text:p>
      <text:p text:style-name="P7"><text:tab/>“Ismere!” she called out.</text:p>
      <text:p text:style-name="P7"><text:tab/>The guards brow furrowed.</text:p>
      <text:p text:style-name="P7"><text:tab/>“I have never heard of an Ismere before,” he said. “Are you new here?”</text:p>
      <text:p text:style-name="P7"><text:soft-page-break/><text:tab/>Ismere looked at her companion for help.</text:p>
      <text:p text:style-name="P7"><text:tab/>“Yes,” he mouthed.</text:p>
      <text:p text:style-name="P7"><text:tab/>“Yes!” called out Ismere.</text:p>
      <text:p text:style-name="P7"><text:tab/>“Are you friends with Maran?”</text:p>
      <text:p text:style-name="P7"><text:tab/>“Yes!” called back Maran.</text:p>
      <text:p text:style-name="P7"><text:tab/>“Good,” said the guard. “You may pass.”</text:p>
      <text:p text:style-name="P7"><text:tab/>When they were well inside the gates, she hounded him with questions.</text:p>
      <text:p text:style-name="P7"><text:tab/>“Why do they need a guard? Why does everyone act like they're in the 1600s? Is your name Maran? Where are we? And …,” she looked around, “why is this place so huge?”</text:p>
      <text:p text:style-name="P7"/>
      <text:p text:style-name="P7"><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7"><text:tab/>“Come,” said Maran. “We have much to explain.”</text:p>
      <text:p text:style-name="P7"><text:tab/>He dragged her up the stairs pulling her away from the beautiful sights. He dragged her up the massive stairs then directed her through a long corridor and guided her into an office. </text:p>
      <text:p text:style-name="P7"><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7"><text:tab/>“Wow,” she thought. “They must be really far behind.”</text:p>
      <text:p text:style-name="P7"><text:tab/>Maran sat down in the chair in front of the desk and gestured for her to take a seat. She pulled over a chair for herself wondering why her chair seemed so small.</text:p>
      <text:p text:style-name="P7"><text:tab/>“Okay,” he said. “Let's start with you. Where did you come from?”</text:p>
      <text:p text:style-name="P9">Chapter 3 : Soldier</text:p>
      <text:p text:style-name="P5"/>
      <text:p text:style-name="P7"><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7"><text:tab/>He was cellmates with two other men. One seemed about ninety but was friendly enough, and the other seemed only a few years older than him. The first thing thy had done when he entered the dungeon was bombard him question.</text:p>
      <text:p text:style-name="P7"><text:tab/>“What's your name? Where do you come from? What did you do to get thrown in the dungeon?”</text:p>
      <text:p text:style-name="P7"><text:tab/>“I … um …,” he started. He wasn't sure which one to say first. “My name is Eman,” he blurted awkwardly.</text:p>
      <text:p text:style-name="P7"><text:tab/>Greetings, Eman,” they said like any 1600s person would. Then as if he hadn't heard the first time they added, “Where do you come from? What did you do to get thrown in the dungeon?”</text:p>
      <text:p text:style-name="P7"><text:s/><text:tab/>These guys, obviously, didn't have many people to talk to.</text:p>
      <text:p text:style-name="P7"><text:tab/>“I trespassed,” he guessed and his guess was rewarded with the men nodding their heads. “And I'm not from around here,” he said. </text:p>
      <text:p text:style-name="P7"><text:tab/>The men laughed.</text:p>
      <text:p text:style-name="P7"><text:tab/>“Of course, you aren't laddie,” said the older man. “People who trespass on the Lord's kingdom are generally not from around here.”</text:p>
      <text:p text:style-name="P7"><text:tab/>“Well …,” he said, “Doesn't the Lord have alliances with other lands?”</text:p>
      <text:p text:style-name="P7"><text:tab/>The men laughed again.</text:p>
      <text:p text:style-name="P7"><text:tab/>“You see,” said the younger man trying to explain something to Eman. “There aren't any other Lords for him to make alliances with. He is the ruler of all this land or at least will be soon.”</text:p>
      <text:p text:style-name="P7"><text:tab/>The younger man said this like he had given up. Like he had tried so very hard to get something, but never could reach it. He looked depressed and Eman felt bad for <text:soft-page-break/>him though he barely knew the guy.</text:p>
      <text:p text:style-name="P7"><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7"><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7"><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7"><text:tab/>“Mom,” he said.</text:p>
      <text:p text:style-name="P7"><text:tab/>He had said it a bit louder then he had expected to or intended to and it echoed in the dungeon. The older man's eyes fluttered opened.</text:p>
      <text:p text:style-name="P7"><text:tab/>“Do you miss your mommy, laddie?” he asked.</text:p>
      <text:p text:style-name="P7"><text:tab/>He nodded. He liked the sound of that.</text:p>
      <text:p text:style-name="P7"><text:tab/>“My mom. My mom,” he thought. It felt good to belong to a person or to have them belong to you. It was comforting somehow and Eman drifted off to sleep all the while dreaming about wherever he had come from.</text:p>
      <text:p text:style-name="P7"/>
      <text:p text:style-name="P7"><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7"><text:tab/>A guard stood menacingly in front of the doorway. He held a <text:s/>large spear out in <text:soft-page-break/>front of him pointing at Eman.</text:p>
      <text:p text:style-name="P7"><text:tab/>“You there, Eman,” he announced. “The Dark Lord wishes to see you.”</text:p>
      <text:p text:style-name="P7"><text:tab/>The younger man clapped him on the back.</text:p>
      <text:p text:style-name="P7"><text:tab/>“Good luck!” he whispered in his ear. “The Lord does not like trespassers.”</text:p>
      <text:p text:style-name="P7"><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7"><text:tab/>The guard noticed that he was panicked and clapped him on the back.</text:p>
      <text:p text:style-name="P7"><text:tab/>“I can see why you're nervous, son,” he stated calmly. “The price for trespassing is your future.”</text:p>
      <text:p text:style-name="P7"><text:tab/>Eman shuddered. Even <text:s/>though he had no idea what he meant by “your future”, he was pretty sure it was not good.</text:p>
      <text:p text:style-name="P7"><text:tab/>“Does he mean my life?” he wondered to himself. “Is he going to kill me?” He shivered. He definitely did not want to die.</text:p>
      <text:p text:style-name="P7"><text:tab/>The guard led him into a massive chamber where the Lord sat on his throne. The carpet was blood-red and embroidered in something similar to a skull and crossbones. The edge of the carpet was embroidered with strange symbols with each symbol unique. </text:p>
      <text:p text:style-name="P7"><text:tab/>“Your Lordship,” announced the guard. “I present you with Eman. As you may remember he was found trespassing yesterday and was thrown into the dungeon.”</text:p>
      <text:p text:style-name="P7"><text:tab/>The Lord rolled his eyes.</text:p>
      <text:p text:style-name="P7"><text:tab/>“Yes, I'm not stupid. I may be getting old but I can still remember things that happened a day ago!” snapped the Lord.</text:p>
      <text:p text:style-name="P7"><text:tab/>“I apologize for offending you, Your Lordship,” apologized the guard bowing respectfully to his lord.</text:p>
      <text:p text:style-name="P7"><text:tab/>“Your apology is accepted,” said the Lord to the relief of his guard, “You are dismissed from duty.”</text:p>
      <text:p text:style-name="P7"><text:tab/>The guard stared at the Lord open-mouthed.</text:p>
      <text:p text:style-name="P7"><text:tab/>“But …,” started the guard.</text:p>
      <text:p text:style-name="P7"><text:soft-page-break/><text:tab/>“You are dismissed and if you wish you may meet me in my chambers later today,” boomed the Lord.</text:p>
      <text:p text:style-name="P7"><text:tab/>“Yes, sir,” replied the guard meekly. The guard dashed out of the Lord's chambers. Lord Slavnoth rolled his eyes again.</text:p>
      <text:p text:style-name="P7"><text:tab/>“Such a dimwit,” commented the Lord. “He is always talking behind my back about me. I've been wanting to be rid of him for a while. He keeps reminding me of things I already know. I'm glad he is gone. Do you know what, Eman?”</text:p>
      <text:p text:style-name="P7"><text:tab/>Eman had no idea what he was talking about, but he figured he had better agree.</text:p>
      <text:p text:style-name="P7">He nodded.</text:p>
      <text:p text:style-name="P7"><text:tab/>“Good,” said the Lord, “I thought you would understand. Most people do. The resistance keeps complaining about me, but whenever they meet me they never bring up their complaints. Why is that, Eman?”</text:p>
      <text:p text:style-name="P7"><text:tab/>Eman stared at the Lord trembling and shaking. He eventually <text:s/>managed to say, <text:tab/></text:p>
      <text:p text:style-name="P7">“I don't know,” very meekly.</text:p>
      <text:p text:style-name="P7"><text:tab/>The Lord nodded thoughtfully.</text:p>
      <text:p text:style-name="P7"><text:tab/>“That's what most people answer as well. Have you ever considered the fact they are just to embarrassed to admit that I am a great lord?” he asked.</text:p>
      <text:p text:style-name="P7"><text:tab/>Eman was stunned. He had been in this place for a little over a day and already he was being asked about his place he had no idea existed.</text:p>
      <text:p text:style-name="P7"><text:tab/>“No, sir,” said Eman.</text:p>
      <text:p text:style-name="P7"><text:tab/>Lord Slavnoth examined Eman for what seemed like hours. He seemed to be assessing every square inch of Eman's person.</text:p>
      <text:p text:style-name="P7"><text:tab/>“Are you part of the resistance?” asked the Lord.</text:p>
      <text:p text:style-name="P7"><text:tab/>“No, sir,” said Eman.</text:p>
      <text:p text:style-name="P7"><text:tab/>Lord Slavnoth nodded thoughtfully to himself.</text:p>
      <text:p text:style-name="P7"><text:tab/>“Would you like to replace that dreadful man that has just been dismissed from office?” he asked.</text:p>
      <text:p text:style-name="P7"><text:tab/>Eman was (once again) stunned. Him? The Lord's guard? That sounded a lot like dieing. </text:p>
      <text:p text:style-name="P7"><text:tab/>“Yes, sir,” he replied.</text:p>
      <text:p text:style-name="P7"><text:soft-page-break/><text:tab/>“Good,” said Lord Slavnoth. “You will <text:s/>begin in the morning. Bones, please escort him to his new chambers.”</text:p>
      <text:p text:style-name="P7"><text:tab/>An old man that seemed to be made only of bones guided Eman to a chamber and the end of a corridor.</text:p>
      <text:p text:style-name="P7"><text:tab/>“These are your rooms, Eman,” said Bones nodding in respect.</text:p>
      <text:p text:style-name="P7"><text:tab/>Eman nodded back at him, half in respect and half in agreement that this was indeed his room.</text:p>
      <text:p text:style-name="P7"><text:tab/>“Thank you,” he said unsure whether to use the title “Bones” or not. Eman was pretty sure Bones' mother had not given him the name of Bones.</text:p>
      <text:p text:style-name="P7"><text:tab/>“If you need anything, just let me know,” he said tiredly as if he had been saying that all day.</text:p>
      <text:p text:style-name="P7"><text:tab/>Eman pitied him. It didn't seem fair to him that this old man suffer like that while he got to have his own room and do – wait, he didn't even know his duties, but he was sure it was better than whatever Bones' duties were.</text:p>
      <text:p text:style-name="P7"><text:tab/>“Thank you,” Eman said again feeling hopeless at conversation.</text:p>
      <text:p text:style-name="P7"><text:tab/>Obviously, Bones did not appreciate Eman's second gratitude and glared at him ferociously. Eman became very certain that Bones did not want pity at all.</text:p>
      <text:p text:style-name="P7"><text:tab/>“Okay then,” half-spat Bones and then he skulked off down the hallway.</text:p>
      <text:p text:style-name="P7"><text:tab/>Eman shrugged. </text:p>
      <text:p text:style-name="P7"><text:tab/>“What has gotten into him?” he wondered.</text:p>
      <text:p text:style-name="P7"><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7"><text:tab/>He woke early in the morning to the sound of Bones pounding on his door. Eman blearily opened his eyes. He didn't want to wake up but Bones had a completely different agenda.</text:p>
      <text:p text:style-name="P7"><text:tab/>“Lord Slavnoth wishes you in the throne room!” barked Bones.</text:p>
      <text:p text:style-name="P7"><text:soft-page-break/><text:tab/>Eman tried to ignore Bones entirely and covered his ears with a pillow.</text:p>
      <text:p text:style-name="P7"><text:tab/>“Eman?” called Bones, “You in there?”</text:p>
      <text:p text:style-name="P7"><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7"><text:tab/>He crawled out of bed still wearing yesterday's clothes. He opened the door to find Bones glaring at him.</text:p>
      <text:p text:style-name="P7"><text:tab/>“What took you so long?” snapped Bones. “If you want to be part of the Lord's guard, you've got to be up early in the morning.”</text:p>
      <text:p text:style-name="P7"><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7"><text:tab/>“Blah, blah, blah – blah! Blah blah blah BLAH!” boomed Lord Slavnoth.</text:p>
      <text:p text:style-name="P7"><text:tab/>Eman stared at Lord Slavnoth blankly, barely aware of the words the Lord has just said. </text:p>
      <text:p text:style-name="P7"><text:tab/>For a lack of words he said, “A huh.”</text:p>
      <text:p text:style-name="P7"><text:tab/>This time Lord Slavnoth made sense.<text:tab/></text:p>
      <text:p text:style-name="P7"><text:s/><text:tab/>“Do you understand me?” boomed the Lord.</text:p>
      <text:p text:style-name="P7"><text:tab/>Eman stood there relieved that the Lord could actually talk and nodded. </text:p>
      <text:p text:style-name="P7"><text:tab/>“Good,” said Lord Slavnoth slightly quieter. “We can get on with business.” Then he shouted to his guards.</text:p>
      <text:p text:style-name="P7"><text:tab/>“Bring him in!”</text:p>
      <text:p text:style-name="P7"><text:tab/>The guards brought in another man. Eman recognized him as the guard from the night before. The guard had been stripped of his things and he looked very bedraggled. Eman couldn't help but feel bad for him.</text:p>
      <text:p text:style-name="P7"><text:tab/>But … A voice in the back of his head said, “This is the only way I can make it out of this alive, besides he deserves it.”</text:p>
      <text:p text:style-name="P7"><text:soft-page-break/><text:tab/>As he looked at the former guard, he wished he could take his thoughts back. He did not look like a man who deserved to be punished for anything. Or if he did deserve anything, it had already been taken. And yet again, the voice came back.</text:p>
      <text:p text:style-name="P7"><text:tab/>“He was going to kill you,” it said. “Your only taking his job in self-defense.” Eman nodded that made sense.</text:p>
      <text:p text:style-name="P7"/>
      <text:p text:style-name="P7"><text:tab/>As if Lord Slavnoth could read his mine he asked, “Are you certain you want to take this young man's job?”</text:p>
      <text:p text:style-name="P7"><text:tab/>Eman stared at the former guard for one last moment and then said, “Yes, I am certain, Your Lordship.”</text:p>
      <text:p text:style-name="P7"><text:tab/>Eman did not know why he had added Lord Slavnoth's title. It just seemed appropriate tho say to a lord. Even if the Lord was supposedly a tyrant. Besides, it was fun to say “Lordship.”</text:p>
      <text:p text:style-name="P7"><text:tab/>“Lordship,” thought Eman.</text:p>
      <text:p text:style-name="P7"><text:tab/>Eman thought the word “Lordship” in his head a few more times and then discarded it like a toy that he was done playing with.</text:p>
      <text:p text:style-name="P7"><text:tab/>“Good,” said Lord Slavnoth with a wicked smile. “Would you like to do the honors then?”</text:p>
      <text:p text:style-name="P7"><text:tab/>Lord Slavnoth handed him a knife. Eman stared at the knife as if it had just dropped out of the sky.</text:p>
      <text:p text:style-name="P7"><text:tab/>“What?” screamed his thoughts.” He never mentioned I'd have to kill the poor guy!”</text:p>
      <text:p text:style-name="P7"><text:tab/>The former guard was now shaking with fear.</text:p>
      <text:p text:style-name="P7"><text:tab/>“Do it! Do it already!” encouraged the voice in his head. “It's either you or him. “Which do you choose?”</text:p>
      <text:p text:style-name="P7"><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7"><text:tab/>He wished he hadn't done it.</text:p>
      <text:p text:style-name="P9">Chapter 4: Explanations</text:p>
      <text:p text:style-name="P5"/>
      <text:p text:style-name="P7"><text:tab/>“Um … yeah, about that,” she said.</text:p>
      <text:p text:style-name="P7"><text:tab/>Maran stared at her blankly, egging her on.</text:p>
      <text:p text:style-name="P7"><text:tab/>“I come from this place that you have probably never heard of,” she said awkwardly.</text:p>
      <text:p text:style-name="P7"><text:tab/>Maran folded his hands in his lap.</text:p>
      <text:p text:style-name="P7"><text:tab/>“I see,” he said very much like a 17<text:span text:style-name="T2">th</text:span> century person would. “What is this place called?” he asked.</text:p>
      <text:p text:style-name="P7"><text:tab/>“Minnesota,” she said.</text:p>
      <text:p text:style-name="P7"><text:tab/>His brow furrowed.</text:p>
      <text:p text:style-name="P7"><text:tab/>“Minnesota? Where is that?” he asked.</text:p>
      <text:p text:style-name="P7"><text:tab/>Ismere sighed.</text:p>
      <text:p text:style-name="P7"><text:tab/>“North,” she said.</text:p>
      <text:p text:style-name="P7"><text:tab/>She figured Minnesota was north of pretty much any place.</text:p>
      <text:p text:style-name="P7"><text:tab/>“I see,” he said again.</text:p>
      <text:p text:style-name="P7"><text:tab/>Ismere rolled her eyes. That was the problem with people. The lacked parts of their vocabulary like “OK” and “Wassup?” and “LOL”. They always had to say “I see” or “How are you today?”. It was downright annoying.</text:p>
      <text:p text:style-name="P7"><text:tab/>“Now that I have answered my question, what about you?” she asked. “Where do you come from?”</text:p>
      <text:p text:style-name="P7"><text:tab/>“Nora,” he said very properly and in her opinion snobbishly. “A lost country that was taken over by Damara.”</text:p>
      <text:p text:style-name="P7"><text:tab/>Maran choked back tears.</text:p>
      <text:p text:style-name="P7"><text:tab/>Ismere felt a wave of sympathy for him. It would be horrible to loose your home to – wait, what and where was Damara?</text:p>
      <text:p text:style-name="P7"><text:tab/>“Where's Damara?” asked Ismere.</text:p>
      <text:p text:style-name="P7"><text:tab/>Maran did something close to rolling his eyes.</text:p>
      <text:p text:style-name="P7"><text:tab/>“Minnesota must be a far away place, if you have never heard of Damara,” said <text:soft-page-break/>Maran.</text:p>
      <text:p text:style-name="P7"><text:tab/>“Amen,” she thought.</text:p>
      <text:p text:style-name="P7"><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a huge stone wall so they could not desert him. He then conquered Nora and Elgand. As soon as Nora was conquered, me and a few other people ran away and formed Revar. Is this making sense?”</text:p>
      <text:p text:style-name="P7"><text:tab/>No, it wasn't making any sense at all. She didn't get one word that came out of his mouth. He might as well have spoken gibberish. All she knew was that she certainly did not want to listen to his boring speech again so she said:<text:line-break/><text:tab/>“Yeah.”</text:p>
      <text:p text:style-name="P7"><text:tab/>He sighed in relief.</text:p>
      <text:p text:style-name="P7"><text:tab/>“Good,” he said, “I was getting worried there.”</text:p>
      <text:p text:style-name="P7"><text:tab/>“Worried?” she wondered. What did he have to be worried about? Her sanity? 'Cause if that was the case, she thought him the insane one.</text:p>
      <text:p text:style-name="P7"><text:tab/>“Well,” she said trying to find something to break the awkwardness.. “Isn't there some sort of a rebellion?”</text:p>
      <text:p text:style-name="P7"><text:tab/>Maran stared at her like she had just said “Unicorns fart rainbows” or “Seagulls poop bunnies.” She remembered her friends used to make dumb jokes like that.</text:p>
      <text:p text:style-name="P7"><text:tab/>“They would be daft, if they tried,” he said. “There is no stopping Lord Slavnoth and his troop of Damarans. The Revar is barely holding up as it is. It would take a miracle to even win a battle against Damara.”</text:p>
      <text:p text:style-name="P7"><text:tab/>She snorted at him. She'd never snorted before and it sounded more like a dieing horse, but it made a lasting impact anyway.</text:p>
      <text:p text:style-name="P7"><text:tab/>“Oh,” she said stupidly for lack of anything else to say.</text:p>
      <text:p text:style-name="P7"><text:soft-page-break/><text:tab/>Maran stared at her for a few moments longer and then stood up and said.</text:p>
      <text:p text:style-name="P7"><text:tab/>“Well, I better show you to your room before you waste all my time.”</text:p>
      <text:p text:style-name="P7"><text:tab/>He walked out of the room. Ismere stood there for a moment wondering whether she should follow him or not. She decided that she should.</text:p>
      <text:p text:style-name="P7"><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7"><text:tab/>“No, I am not lost. I know these corridors like the back of my hand.”</text:p>
      <text:p text:style-name="P7"><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7"><text:tab/>“At least, they can count,” she mused.</text:p>
      <text:p text:style-name="P7"><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he numbers in the engravings going slowly upwards.</text:p>
      <text:p text:style-name="P7"><text:tab/>At last Maran stopped in front of a door.</text:p>
      <text:p text:style-name="P7"><text:tab/>“This is it,” he said indicating the door. “Enjoy. Someone will come by later to give you a tour. Good-bye for now. Oh! And meet me in the dome tomorrow afternoon.”</text:p>
      <text:p text:style-name="P7"><text:tab/>He waved politely to her and she waved back. He tossed the keys to her and she easily caught them. He smiled.</text:p>
      <text:p text:style-name="P7"><text:tab/>As soon as he had gone, she studied the engraving in her door.</text:p>
      <text:p text:style-name="P7"><text:tab/>528</text:p>
      <text:p text:style-name="P7"><text:tab/>it read.</text:p>
      <text:p text:style-name="P7"><text:tab/>“Wow,” she said to herself, “I'm in the 528<text:span text:style-name="T2">th</text:span> room in this place. This place is way bigger than a shack.”</text:p>
      <text:p text:style-name="P7"><text:soft-page-break/><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7"><text:tab/>She was awake to the sound of someone rapping on her door. She crawled out of bed and yanked open the door to find a woman standing there.</text:p>
      <text:p text:style-name="P7"><text:tab/>“Good Morning, Ismere,” she said.</text:p>
      <text:p text:style-name="P7"><text:tab/>“Hello,” greeted Ismere uncertain at who this person was.</text:p>
      <text:p text:style-name="P7"><text:tab/>“My name is Evena and I will be your tour guide for today,” she said plainly. “How are you today?”</text:p>
      <text:p text:style-name="P7"><text:tab/>“Good,” replied Ismere flatly. She didn't feel good at all. She felt tired.</text:p>
      <text:p text:style-name="P7"><text:tab/>Evena stared at her egging her to something more. Ismere wondered what it could be and realized that she had forgotten part of her 17<text:span text:style-name="T2">th</text:span> century etiquette.</text:p>
      <text:p text:style-name="P7"><text:tab/>“And you?” she asked awkwardly.</text:p>
      <text:p text:style-name="P7"><text:tab/>“Good,” said Evena, “Just good.”</text:p>
      <text:p text:style-name="P7"><text:tab/>“The two girls stood there silently for a moment.</text:p>
      <text:p text:style-name="P7"><text:tab/>“So …,” said Ismere, “What's this tour about?”</text:p>
      <text:p text:style-name="P7"><text:tab/>“The Revar,” said Evena.</text:p>
      <text:p text:style-name="P7"><text:tab/>“Oh,” mused Ismere. “Shall we begin then?”</text:p>
      <text:p text:style-name="P7"><text:tab/>Ismere felt genuinely proud of herself for using the word “shall” in a sentence. She just might get used to this.</text:p>
      <text:p text:style-name="P7"><text:tab/>“Yes, we shall,” said Evena smiling.</text:p>
      <text:p text:style-name="P7"><text:tab/>Ismere beamed. Even if 17<text:span text:style-name="T2">th</text:span> century people were sometimes a bit slow, they could also be friendly (but not as friendly as modern people). She no longer felt so tired. She felt happy.</text:p>
      <text:p text:style-name="P7"><text:tab/>Evena guided her through the forever corridors and now Ismere decided to ask her question.</text:p>
      <text:p text:style-name="P7"><text:tab/>“How do you find your way around these corridors?” she asked. </text:p>
      <text:p text:style-name="P7"><text:tab/>“Oh, it's simple really,” said Evena. “You just look at the numbers on the engravings and follow them in ascending or descending order.”</text:p>
      <text:p text:style-name="P7"><text:soft-page-break/><text:tab/>Ismere felt stupid for not realizing this. She was supposed to be smarter than these people according to science or whatever, but thy made her feel dumber.</text:p>
      <text:p text:style-name="P7"><text:tab/>“Maybe, it's because they are older than me,” she thought.</text:p>
      <text:p text:style-name="P7"><text:tab/>“Oh. Cool,” she said aloud.</text:p>
      <text:p text:style-name="P7"><text:tab/>Evena stared at her making her realize that once again she had forgotten her 17<text:span text:style-name="T2">th</text:span> century vocabulary.</text:p>
      <text:p text:style-name="P7"><text:tab/>“I mean,” she corrected. “How fascinating.”</text:p>
      <text:p text:style-name="P7"><text:tab/>Evena nodded and smiled. Ismere felt a burst of pleasure. This was more fun than she had first expect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Chapter 5: The Mission</text:p>
      <text:p text:style-name="P6"/>
      <text:p text:style-name="P7"><text:tab/><text:span text:style-name="T3">L</text:span>ord Slavnoth clapped his hands together in approval.<text:span text:style-name="T4"> </text:span></text:p>
      <text:p text:style-name="P7"><text:tab/>“Well done, well done,” he praised Eman, “You have passed the first test.”</text:p>
      <text:p text:style-name="P7"><text:tab/>Eman felt relieved although he wasn't certain if he wanted the approval of Lord Slavnoth.</text:p>
      <text:p text:style-name="P7"><text:tab/>“Now you have to clean this up,” finished Lord Slavnoth.</text:p>
      <text:p text:style-name="P7"><text:tab/>Eman gawked stupidly in disgust at the former guard. His eyes were lifeless <text:s/>and cold. They seemed to stare at him – wishing death upon him. His mouth was frozen in a shocked '0' of surprise. The guard was obviously surprised that Eman had had the guts to do it and so was Eman. The former guard had thought him to be a weakling and Eman had proven him wrong although he almost wished he hadn't. Better to be a scared weakling than a killer. </text:p>
      <text:p text:style-name="P7"><text:tab/>“Hurry up,” egged Lord Slavnoth, “I don't have all day.” </text:p>
      <text:p text:style-name="P7"><text:tab/>Eman slowly bent down and reluctantly picked up the body of the former guard feeling sick to his stomach. He then walked over to a guard to and asked him where he should put the body. The guard indicated a door to the right of him. Every step towards the door was heavy and leaden. He wanted to give up on the body and sprint to his room as fast as he could but Lord Slavnoth's deathly stare egged him onward. </text:p>
      <text:p text:style-name="P7"><text:tab/>When Eman opened the door to the room he was over come by nausea. Bodies were stacked from floor to ceiling of the room. All of them mauled in some horrible way.</text:p>
      <text:p text:style-name="P7"><text:tab/>Eman clamped his mouth down to stop himself from puking. <text:s/>He then raised the body up and chucked it into the pile. Before he could see it land he slammed the door behind him – panting. Lord Slavnoth chuckled.</text:p>
      <text:p text:style-name="P7"><text:tab/>“Don't like it in there do you?” he asked.</text:p>
      <text:p text:style-name="P7"><text:tab/>Eman shook his head. No, he definitely disliked the room. It gave him the heebie-<text:soft-page-break/>jeebies. </text:p>
      <text:p text:style-name="P7"><text:tab/>“You will learn to like it,” said Lord Slavnoth.</text:p>
      <text:p text:style-name="P7"><text:tab/>Eman barfed on the floor. He didn't think he would like that hellhole – at least not at this rate.</text:p>
      <text:p text:style-name="P7"><text:tab/>“In time,” finished Lord Slavnoth.</text:p>
      <text:p text:style-name="P7"><text:tab/>Eman glared at him. He did not like this lord at all, but yet in order to survive he needed to impress him.</text:p>
      <text:p text:style-name="P7"><text:tab/>“Bones!” bellowed Lord Slavnoth, “Clean this up!”</text:p>
      <text:p text:style-name="P7"><text:tab/>He turned to look at Eman.</text:p>
      <text:p text:style-name="P7"><text:tab/>“And you. I will decide what to do with you later. You may go to your rooms.”</text:p>
      <text:p text:style-name="P7"/>
      <text:p text:style-name="P7">Note: Whenever Lord Slavnoth says “may” me means “must”. Don't ever try to disobey him for there are horrible consequences. For example, don't ever ever ever do what Eman did.</text:p>
      <text:p text:style-name="P7"/>
      <text:p text:style-name="P7">***********************</text:p>
      <text:p text:style-name="P7"><text:tab/>As he came down the stairs to his room, he found Bones knocking on his door.</text:p>
      <text:p text:style-name="P7"><text:tab/>“Hello!” called Eman. “I'm over here!”</text:p>
      <text:p text:style-name="P7"><text:tab/>Bones looked up at him.</text:p>
      <text:p text:style-name="P7"><text:tab/>“Oh,” he said. “Lord Slavnoth will kill you if you are not in your room.”</text:p>
      <text:p text:style-name="P7"><text:tab/>“But didn't he say 'may go' instead of 'must go'?” wondered Eman.</text:p>
      <text:p text:style-name="P7"><text:tab/>“Oh,” said Eman stupidly, “Can we just pretend that I was in my room all along?”</text:p>
      <text:p text:style-name="P7"><text:tab/>He fingered the luminous bolt behind his back. He needed a place to put his belt.</text:p>
      <text:p text:style-name="P7"><text:tab/>“Can I just go in there real quick?” he asked.</text:p>
      <text:p text:style-name="P7"><text:tab/>Bones nodded and opened the door to his room. Eman sprinted inside. He <text:s/>tucked the belt away under his bed for safe keeping and then sprinted out. As soon as Eman got out of the room, Bones whispered in his ear, “You owe me one.” Eman nodded and the bargain was sealed.</text:p>
      <text:p text:style-name="P7"><text:tab/>Bones guided Eman down to Lord Slavnoth's chamber once more. When they got to the heavy brass gates, Bones patted him on the shoulder.</text:p>
      <text:p text:style-name="P7"><text:soft-page-break/><text:tab/>“Good luck in there,” Bones said. “He doesn't like weaklings.”</text:p>
      <text:p text:style-name="P7"><text:tab/>Bones then opened the gates and Eman walked slowly through them. Bones' words struck fear into his heart. Was he a weakling? Was puking at the sign of blood considered weak? Eman hoped not.<text:tab/></text:p>
      <text:p text:style-name="P7"><text:tab/>As Eman entered the room Lord Slavnoth sneered at him.</text:p>
      <text:p text:style-name="P7"><text:tab/>“I'm glad you came,” he said mockingly. </text:p>
      <text:p text:style-name="P7"><text:tab/>Eman stood stock still – not moving a muscle.</text:p>
      <text:p text:style-name="P7"><text:tab/>“Well then,” boomed Lord Slavnoth, “I have a gift for you!”</text:p>
      <text:p text:style-name="P7"><text:tab/>Eman walked forward slowly and held out his hand. Lord Slavnoth plopped two small bags into his hand.</text:p>
      <text:p text:style-name="P7"><text:tab/>“Deliver these to Crag. He'll know what do with this,” said Lord Slavnoth.</text:p>
      <text:p text:style-name="P7"><text:tab/>“Crag?” where is Crag?” asked Eman.</text:p>
      <text:p text:style-name="P7"><text:tab/>“Oh, through the Forest of Echoes and right around the Revar. You should know where that is,” he said.</text:p>
      <text:p text:style-name="P7"><text:tab/>Eman still did not understand.</text:p>
      <text:p text:style-name="P7"><text:tab/>“Which way?” he asked.</text:p>
      <text:p text:style-name="P7"><text:tab/>Lord Slavnoth rolled his eyes.</text:p>
      <text:p text:style-name="P7"><text:tab/>“I shouldn't have to spell this out for you,” he complained. “It's in the south!”</text:p>
      <text:p text:style-name="P7"><text:tab/>“Oh, OK,” said Eman meekly and whit that he sprinted out of the room.</text:p>
      <text:p text:style-name="P7"><text:tab/>“You'll need a horse!” Lord Slavnoth boomed after him.</text:p>
      <text:p text:style-name="P7"/>
      <text:p text:style-name="P10"><text:s/><text:span text:style-name="T5">Chapter 6: The tests</text:span></text:p>
      <text:p text:style-name="P5"/>
      <text:p text:style-name="P7"><text:tab/>“Oh, just in time,” said Maran clapping his hands together. He was smiling a smile that made Ismere feel very unsettled, “I was wondering if you'd ever show up.”</text:p>
      <text:p text:style-name="P7"><text:tab/>Ismere walked up to him.</text:p>
      <text:p text:style-name="P7"><text:tab/>“So … what are we doing?” she asked. </text:p>
      <text:p text:style-name="P7"><text:tab/>She felt like that question needed to be asked considering the fact that she was surrounded by strange equipment. Well, not exactly strange equipment, but old equipment. Maces, axes, bows, swords you name it. IT was the whole 17<text:span text:style-name="T2">th</text:span> century gig.</text:p>
      <text:p text:style-name="P7"><text:tab/>“Oh,” he said as if he was surprised that she had asked. “I am going to train you.”</text:p>
      <text:p text:style-name="P7"><text:tab/>“What?” she asked. “You want to train me to fight so when I ever go back to Minnesota, I'll be used to chopping people up? No, no, no. I will not hold a big clunky sword.”</text:p>
      <text:p text:style-name="P7"><text:tab/>Maran sighed.</text:p>
      <text:p text:style-name="P7"><text:tab/>“Your reaction is normal,” he said in an almost monotone voice. He brought out a smaller sword, a rapier – or something like that. She was big with her sword lore. “So we create smaller swords for females.”</text:p>
      <text:p text:style-name="P7"><text:tab/>Ismere felt her temper flare. Did he think that girls were not strong enough to lift a sword? 'Cause if he did, she would probably knuckle him in the nose. Of course, Ismere refused to touch the “huge, clunky sword”, even in her defiance. Her temper died down. Maran couldn't be blamed for his ignorance. Besides, if she was really in the 17<text:span text:style-name="T2">th</text:span> century, why was she learning to fight anyway?</text:p>
      <text:p text:style-name="P7"><text:tab/>She gratefully took the proffered sword. It was light and well balanced. She thought back to old cheesy movies where they said “Think of the sword as an extension of you arm.” If anything, she 'felt' like her was was a few pounds heavier and more dangerous. She did not feel the rush of dexterity that most people in books did, but the sword would do.</text:p>
      <text:p text:style-name="P7"><text:tab/>“Now, what do we do?” she asked.</text:p>
      <text:p text:style-name="P7"><text:tab/>“We fight,” he said.</text:p>
      <text:p text:style-name="P7"><text:soft-page-break/><text:tab/>Her mouth was a big 'O' of astonishment. Fight? She had taken a few classes on fencing, but fight? She didn't stand a chance.</text:p>
      <text:p text:style-name="P13"><text:span text:style-name="T6"><text:tab/></text:span><text:span text:style-name="T7">"Okay then," she thought, "here goes nothing."<text:line-break/><text:tab/>She raised her sword for an attack but before she could do anything Maran charged at her.<text:line-break/><text:tab/>His blade was a turnaround of steel. Confused and bewildered by the attack she jumped out of the way. Maran clumsily missed and nearly fell over. Ismere couldn't keep from chuckling at the humorous sight. Maran's brow furrowed he obviously wasn't used to missing.<text:line-break/><text:tab/>He came at her again. This time slower but just as dangerous. She tried to block with her sword but it was clumsy and his blade stung her side.<text:line-break/><text:tab/>"Ow!" exclaimed Ismere, "Ow! Ow, ow, ow!"<text:line-break/><text:tab/>He put his blade down.<text:line-break/><text:tab/>"Oh sorry," he apologized, "Are you alright?"<text:line-break/><text:tab/>He touched the skin of the wound. His touch stung the wound and before she could think rationally she swung out with her own sword and gave him an indentical wound on his chest.<text:line-break/><text:tab/>He gave her the hairy eyeball.<text:line-break/><text:tab/>"Remind never to piss you off again," he said as he stanched the blood with his hand. He then went on about the rules of combat and how you should never hurt someone in trial combat. She thought he should listen to his own lecture.<text:line-break/><text:tab/>He blabbed about this for about 15 minutes until Ismere pointed out that they needed to get bandaged up.<text:line-break/><text:tab/>"Oh," he said as if he had completely forgotten that they were injured. "let's go to the doctor to get something for our injuries."<text:line-break/><text:tab/>He said it as if he was speaking to a little child. Ismere hated being treated like a little kid.<text:line-break/><text:tab/>"Yes, let's," she agreed sarcastically.<text:line-break/><text:tab/>Maran guided her up to the doctor's office  - or whatever they call it. The doctor inspected her and told her,<text:line-break/></text:span><text:soft-page-break/><text:span text:style-name="T7"><text:tab/>"It just seems like a minor skin wound and it should be better in a few days!" the doctor said boredly. He obviously wasn't interested in Ismere's wounds. The doctors never took interest about her injuries but she wondered whether that was a bad thing or a good thing.<text:line-break/><text:tab/>After a few moments of deep thought she came to a conclusion.<text:line-break/><text:tab/>"Good thing," she decided. Doctors only took interest in people who have something seriously wrong with them.<text:line-break/>The doctor plastered something that looked suspiciously like a leaf over her wound.<text:line-break/><text:tab/>"Ok, you should be good to go," said the doctor, "You should be fit to complete the trials, although it will be take. Into account that you are injured and may not not be able yo perform the tasks as well."<text:line-break/><text:tab/>"Trials? Is that what all these stupid tests are about?" she wondered. If all of the "trials" included getting chopped to death Ismere was sure that she did not want to do it. And besides since when was having a huge gash in your side considered fit? Ismere certainty did not fell fit.<text:line-break/><text:tab/>"Oh," she said "No one told me about the trials."<text:line-break/><text:tab/>"Well I'm sure that Maran will explain it to you," said the doctor glaring at Maran.<text:line-break/><text:tab/>"Amen," she thought.<text:line-break/><text:tab/>"Um ... " he started awkwardly, "I need to tell you something about the Revar."<text:line-break/>He paused. He obviously did not want to talk about to talk about this.<text:line-break/><text:tab/>"In the Revar we have um ... Only soldiers Kay stay here. All women and children are moved to separate location. I wanted to um ... Make sure that we were not sending away a valuable soldier so we um ... Devised these trials."<text:line-break/><text:tab/>She glared at him. Did he really think she was that weak? Did he really think that all girls were weak?<text:line-break/><text:line-break/><text:tab/>Typical 16th century.<text:line-break/><text:line-break/><text:tab/>She picked up her sword in defiance.<text:line-break/></text:span><text:soft-page-break/><text:span text:style-name="T7"><text:tab/>"Ok then," she said, "let's continue with the trials."<text:line-break/><text:tab/>She got on guard like she had been instructed to in school and pointed her weapon at Maran's throat.<text:line-break/><text:tab/>"Whoa!" he exclaimed, "We have already finished this trial it is time to move on to the next."<text:line-break/><text:tab/>Ismere rolled her eyes right when she was getting good at it he switched trials. It was exasperating.<text:line-break/><text:tab/>"Come on," said Maran, "Archery ain't so bad."<text:line-break/><text:tab/>Archery? She sucked at archery. She stood ten feet away from the target at school and missed the target by a long shot. She remembered having to get extra instruction from her Gym teacher. And sadly the next day in-spite of the  extra instruction she still sucked.<text:line-break/><text:tab/>She hoped this experience with would not be as miserable as the last one. Maran handed her a bow and the next thing she knew there was a stupid target I front of her and she was in a grassy field. She awkwardly held out the bow while field she notched the arrow.<text:line-break/><text:tab/>All of sudden hooves starting thundering. They came nearer and nearer and nearer. Ismere stood stock still not moving a muscle. Her arms shook as she aimed at the target.<text:line-break/><text:tab/>Whether it was unlucky timing or just another coincidence right as a black horse flew in front of the arrow.<text:line-break/><text:tab/>Ismere gasped. She hoped she hadn't hit the horse or killed it but when she looked up again the horse was gone and all that remained was a small little bag. She picked up the bag and poured out its contents.<text:line-break/><text:tab/>"What the ... " said Ismere.<text:line-break/><text:tab/>Maran came running towards her from across the field.<text:line-break/><text:tab/>"What is it?" he asked.<text:line-break/><text:tab/>He leaned over her shoulder and then caught his breath.<text:line-break/><text:tab/>"Which way did the horse go?" he asked.<text:line-break/><text:tab/>Ismere pointed.<text:line-break/></text:span><text:soft-page-break/><text:span text:style-name="T7"><text:tab/>Maran grasped her shoulder.<text:line-break/><text:tab/>"Ismere, change of plan."</text:span></text:p>
      <text:p text:style-name="P15"><text:span text:style-name="T10">Chapter 7: You Traitor</text:span></text:p>
      <text:p text:style-name="P14"><text:span text:style-name="T10"/></text:p>
      <text:p text:style-name="P14"><text:span text:style-name="T8">Clunk!</text:span></text:p>
      <text:p text:style-name="P14"><text:span text:style-name="T8"/></text:p>
      <text:p text:style-name="P13"><text:span text:style-name="T9"><text:line-break/><text:line-break/><text:tab/>Something hit his horse as he ran through the field. He had seen a flash of stunned faced from below but did not have the time tonrecognize them or understand them or understand time. His horse had flown so quick through the field he didn't even know what had happened.<text:line-break/><text:tab/>He wondered if his horse was OK but if the horse was in pain it certainly didn't show it or slow it's pace. Eman wanted to slow down his horse bit his awkwardness with horses caused the horse to go even faster.<text:line-break/><text:tab/>It was hopeless task.<text:line-break/><text:tab/>At last when Eman finally arrived or rather the horse arrived at Crag the horse dumped him on the grounded meandered away. Eman groaned (yes, again) and slowly picked himself up. He made a personal note never ever Tories a horse at full gallop ever again.<text:line-break/><text:tab/>He chased after his horse like an idiot until at last ( after being kicked in the face a ton) he managed to grab onto his horse.<text:line-break/><text:tab/>He examined the poor animals armor but found no damage. He checked whether the bags Lord Slavnoth had given him were still there.<text:line-break/><text:tab/>Only one bag was left.<text:line-break/><text:tab/>Where had the other one gone? There was only one explanation that he could think of: the thing that had hit him while he was riding had knocked off the other bag.<text:line-break/>He was fairly certain that whoever was inside that rickety old building that Lord Slavnoth had described as "The Crag" was going to kill him. Or if not kill him punish him severely.<text:line-break/><text:tab/>"At least I still have one," he thought.<text:line-break/></text:span><text:soft-page-break/><text:span text:style-name="T9"><text:tab/>He tried to grab the bag off the horse's back but the horse pulled away at the same time - ripping the bag. The bag's contents flopped onto the ground.<text:line-break/><text:line-break/><text:tab/>Now, if you ever find yourself in a strange world like this one never ever mistake a baby dragon for a small lizard for you will be bitten on the hand - hard. It looks as if you should be able to hold it in the palm of your hand but those who try are rewarded with a sharp pain in the hand. If you do happen to find yourself picking up a baby dragon be sure to keep the mouth as far away from yourself as you can. Their bites are filled with venom. Tons of venom.<text:line-break/><text:line-break/><text:tab/>In other words don't ever do what Eman did.<text:line-break/>Eman bent down to look at what he thought was a lizard or a gecko. He picked up the little critter in the palm of his hand and :<text:line-break/><text:tab/>"Ow! Ow, ow, ow, ow!"<text:line-break/><text:tab/>He screamed.<text:line-break/><text:tab/>Right at the moment a pudgy man came up to him.<text:line-break/><text:tab/>"What's all that commotion about?" he snarled as if he had been woken up early in the morning and it was all Eman's fault., "Are ya the fella who was suppose ta  bring me a pair o Luckdragons?"<text:line-break/><text:tab/>"Uh ... Yeah ... I guess but ... Um ... I think I um ... Lost one on the way um ... But I still have this one!"<text:line-break/><text:tab/>Eman held up the dragon to the man.<text:line-break/><text:tab/>"Ugh," he said, "Ya one o dem newbies ain't ya? Lordy Slavnoth will take care o ya. For now ya be stuck on cage duty."<text:line-break/><text:tab/>The man took the Luckdragon from Eman.<text:line-break/><text:tab/>Cage duty? He didn't even know this guy.<text:line-break/><text:tab/>"Who are you?" he asked.<text:line-break/><text:tab/>The man spun around.<text:line-break/><text:tab/>"Who do ya think I am! I'm Crag!" he announced.<text:line-break/><text:tab/>"Oh," said Eman awkwardly. He had been to stupid to consider that Cag might be </text:span><text:soft-page-break/><text:span text:style-name="T9">the person at the building not the name of the building.<text:line-break/><text:tab/>"So ... To the building?" he asked.<text:line-break/><text:tab/>"Yes," said Crag gruffly, "Hurry up!"<text:line-break/><text:tab/>Crag slapped Eman on the back hurrying him along. He pushed Eman up the hill to the building.<text:line-break/><text:tab/>As soon as Eman stumbled through the door he w overwhelmed by the stench of rotting things. The room was lined with cages. captive dragons writhed inside the cages making Eman feel sick. Crag opened the door to a cage and Eman stuck his head inside, out of pure stupidity.<text:line-break/><text:tab/>Crag chuckled.<text:line-break/><text:tab/>Do ya like the smell of rotting flesh?" he asked.<text:line-break/><text:tab/>"No," said Eman wrinkling his nose.<text:line-break/><text:tab/>Right as he moved to take his head out of the cage Crag pushed him inside.<text:line-break/><text:tab/>"Well that's to bad because ya'll be stuck there for the rest a ya days!" cackled Crag.<text:line-break/><text:tab/>Crag slammed the door shut and locked the cage.<text:line-break/><text:tab/>"Now do ya know what cage duty is?" he asked.<text:line-break/><text:tab/>Eman glared at him to angry to respond. This as his punishment? Being locked in a stupid cage?<text:line-break/><text:tab/>According to Crag, yeah, this was his punishment.<text:line-break/><text:tab/>To him it seemed a little extreme. How much was a baby dragon worth anyway?<text:line-break/>Besides, one was better than nothing, sort of.<text:line-break/><text:line-break/><text:tab/>As seconds turned to minutes and minutes to hours. Eman wondered if an one was going to save him or the supposed "luck dragons". It seemed like someone should. There was only one defender.<text:line-break/><text:tab/>He waited around for what seemed an eternity until as if on cue the girl he had seen the first day entered. She was dressed in the same clothes that she had been wearing the other day. The was another dude dressed in all white next to her. And - oh! He almost forgotten they were holding swords. The dude next to her was looking at </text:span><text:soft-page-break/><text:span text:style-name="T9">Crag as if he didn't like Crag much.<text:line-break/><text:tab/>Really didn't like him much.<text:line-break/><text:tab/>Crag started laughing like a lunatic.<text:line-break/><text:tab/>"Seriously?" he asked, "Ya think ya can take me?"<text:line-break/><text:tab/>"Yeah!" shouted the girl but the fear in her voice was obvious even to Eman who was stuck in a cage.<text:line-break/><text:tab/>"Well then ... Who is this?" he asked, "A little girl come for the ride? Well I hate to disappoint ya sweetie but there ain't no chocolates here!"<text:line-break/><text:tab/>Chocolates? What did chocolates have to do with anything?<text:line-break/><text:tab/>"I figured," said the girl, "what chocolates would a dragon- slaughtering monster have for someone like me?"<text:line-break/><text:tab/>This comment didn't seem to go over very well with Crag. He charged at her and the girl tried to block with her sword but Crag was to strong and cut right through her parry - knocking her to the ground.<text:line-break/><text:tab/>"Some rescue," thought Eman.<text:line-break/><text:tab/>The dude who had been standing there like a doofus the entire time attempt to stab Crag with his sword.<text:line-break/><text:tab/>Unfortunately for Eman's "rescuers"  Crag was wearing very tough armor and the blow only made a small indent in the armor.<text:line-break/><text:tab/>"Did you just try to hurt me?" asked Crag.<text:line-break/><text:tab/>His laughter boomed throughout the entire building.<text:line-break/><text:tab/>"I'll teach you some respect!" Crag shouted. He shoved his sword into the dudes side and Eman watched as the life slowly drained out of the dude.For some reason Eman felt nothing not even sadness as the life drained out of the dude die. Normally he would puke or cry if someone died - even if he barely knew them. But now it just felt as if he was disconnected from the world like he was watching this happen in a movie where an unimportant person had just died. And yet in his non-feeling state he could sense the sadness as the girl ran tears streaming from her eyes to hug the dude. She called out his name once. Mary? Mury? Something like Molly. But it didn't matter any more did it? There was nothing he could do.<text:line-break/></text:span><text:soft-page-break/><text:span text:style-name="T9"><text:tab/>Crag's vicious laugh boomed throughout the entire building.<text:line-break/><text:tab/>"Now what are you going to do little girl, now that your saviors gone?" sneered Crag.<text:line-break/><text:tab/>"My name is Ismere!" she shouted tears streaming down her cheeks, "And I'm going to kill you!"<text:line-break/><text:tab/>Crag's eyebrows shot up. He obviously hadn't been expecting an answer like that.<text:line-break/><text:tab/>"Well, Ismere," he said tauntingly, "how exactly do you plan to do that?"<text:line-break/><text:tab/>"I'll find a way!" she snapped.<text:line-break/><text:tab/>The comment was so harsh and so full of emotion that it woke Eman up from his non-feeling state. He needed to do something. There had to be a way out of his cage. He rattled the bars and tried to find a way out of his cage. He pushed his hands through the bars to see if he could grasp the lock. The girl which he now knew as Ismere saw him and understood. She nodded saying,<text:line-break/><text:tab/>"I'm coming."<text:line-break/><text:tab/>Crag attacked Ismere again but Ismere dodged out of the way and sprinted across the room to his cage.<text:line-break/><text:tab/>"Ya little," he shouted and chased after her.<text:line-break/><text:tab/>Ismere desperately hacked at the lock until it came free.<text:line-break/><text:tab/>"Thanks," said Eman.<text:line-break/><text:tab/>He opened up the door to his cage and right at that moment Crag slammed into the door. Crag did not like it when his prisoners got free.<text:line-break/><text:tab/>"Well I guess I never coming back to this cage," he commented and jumped out of his cage. He duck and rolled between Crag's legs o where the dude was lying lifelessly.<text:line-break/><text:tab/>He picked up the sword from the dead man's body and parried Crag's next blow.<text:line-break/><text:tab/>"What are you doing?" asked Crag.<text:line-break/><text:tab/>"I'm helping her because I do not appreciate your hospitality," he said matter-of-factly.<text:line-break/><text:tab/>"You traitor!" accused Crag.<text:line-break/>"<text:tab/>How can I be a traitor if all I did here was sit around in a stupid cage!" exclaimed </text:span><text:soft-page-break/><text:span text:style-name="T9"><text:tab/>Eman, "I don't think I have anything here worth staying for."<text:line-break/><text:tab/>Crag knocked him to the ground. He was obviously displeased with Eman.<text:line-break/><text:tab/>"I don't like traitors," he said, "Lord Slavnoth will straighten you out."<text:line-break/><text:tab/>Crag started laughing so hard he almost fell over. Eman saw his opening. The plates between his armor and come apart wide enough for a sword to fit through. Eman stabbed as hard as he could into the belly of the roundish man.<text:line-break/><text:tab/>"Agh!" he screamed clutching his belly,"You will pay for that!"<text:line-break/><text:tab/>He knocked Eman to the floor again.<text:line-break/><text:tab/>"Ismere come on! Do something!" he thought.<text:line-break/><text:tab/>As if Ismere had heard him she stabbed Crag in the rear end. Crag snarled and started limping towards her.<text:line-break/><text:tab/>"Ya little!" he shouted again.<text:line-break/><text:tab/>Blood seeped out from the cracks in his armor.<text:line-break/><text:tab/>"You know every one keeps talking about this Lord Slavnoth who will straighten me out," said Eman, "Well I think you need to be straightened out!"<text:line-break/><text:tab/>He stabbed Crag one last time in the gut. Crag collapsed to the ground.<text:line-break/>He laughed weakly.<text:line-break/><text:tab/>"You don't know what your getting into, son," he said, "The people of The Revar will never accept you. You are already to far gone in the evil ways."<text:line-break/>That made absolutely no sense to Eman. Revar? Were they like the rebellion?<text:line-break/><text:tab/>"What do you mean?" he asked.<text:line-break/><text:tab/>"They don't appreciate murderers and dragon kidnappers." he said, "And you qualify as both of those ..."<text:line-break/><text:tab/>Crag's eyes closed in resignation. They had won.</text:span></text:p>
      <text:p text:style-name="P13"><text:span text:style-name="T9"><text:line-break/><text:tab/>"What does he mean by murderer?" asked Ismere.<text:line-break/><text:tab/>"I don't know," he replied.<text:line-break/>But he did know it was the former guard he had killed in Lord Slavnoth's palace.<text:line-break/><text:line-break/><text:tab/>Ismere kissed his cheek.<text:line-break/></text:span><text:soft-page-break/><text:span text:style-name="T9"><text:tab/>"Come on," she said, "Let's go. I don't want to hang around this gloomy place and more."<text:line-break/><text:tab/>A warmth swelled in his heart. He agreed but he thought that they should probably do something about the corpse of the dude.<text:line-break/><text:tab/>"We should clean up your friend here," he said.<text:line-break/><text:tab/>Ismere looked at his corpse and new tears sprung into her eyes. Eman felt a wave of sadness. Obviously this dude had meant a lot to her, but he hoped not too much.<text:line-break/>He helped her lift up his body and carry him down the hillside. He gaped in astonishment he saw marble dome in the distance.<text:line-break/><text:tab/>"We should probably ride down there," commented Ismere. Eman internally groaned. He did not want to ride a horse again.<text:line-break/><text:tab/>"OK," he said. Riding a horse would certainly be better than walking all the way to what he assumed must be the Revar.<text:line-break/><text:tab/>The pair grabbed a couple horses. They both agreed that the dudes body should go on a separate horse because neither one of them could stand the stench of his corpse.<text:line-break/><text:tab/>Ismere insisted that the man always had to ride in front and forced him to get on the horse first.<text:line-break/><text:tab/>“I don't think it really matters what gender you are," said Eman trying to convince Ismere, "It just matters who is better at riding a horse."<text:line-break/><text:tab/>Ismere rolled her eyes.<text:line-break/><text:tab/>"Just get on the damn horse," she commanded.<text:line-break/><text:tab/>Eman relented. As long as he didn't ride much faster than a trot he would be fine.<text:line-break/>He awkwardly slides into the saddle in front nearly giving himself a wedgy. Ismere gracefully slided into the saddle behind him and wrapped her arms around his waist.<text:line-break/>He relaxed. </text:span></text:p>
      <text:p text:style-name="P13"><text:span text:style-name="T9"/></text:p>
      <text:p text:style-name="P13"><text:span text:style-name="T9"><text:tab/>Maybe this wouldn't be so bad after all.<text:line-break/><text:line-break/></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27T15:18:56.57</dc:date>
    <dc:creator>Isadora White</dc:creator>
    <meta:editing-duration>P1DT9H26M55S</meta:editing-duration>
    <meta:editing-cycles>84</meta:editing-cycles>
    <meta:generator>OpenOffice.org/3.3$Win32 OpenOffice.org_project/330m20$Build-9567</meta:generator>
    <meta:document-statistic meta:table-count="0" meta:image-count="0" meta:object-count="0" meta:page-count="42" meta:paragraph-count="435" meta:word-count="12478" meta:character-count="65311"/>
  </office:meta>
</office:document-meta>
</file>